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a9f38" officeooo:paragraph-rsid="007a9f38"/>
    </style:style>
    <style:style style:name="P21" style:family="paragraph" style:parent-style-name="Standard">
      <style:text-properties officeooo:rsid="007c1114" officeooo:paragraph-rsid="007c1114"/>
    </style:style>
    <style:style style:name="P22" style:family="paragraph" style:parent-style-name="Standard">
      <style:text-properties officeooo:rsid="007f096e" officeooo:paragraph-rsid="007f096e"/>
    </style:style>
    <style:style style:name="P23" style:family="paragraph" style:parent-style-name="Standard">
      <style:text-properties officeooo:rsid="00805648" officeooo:paragraph-rsid="00805648"/>
    </style:style>
    <style:style style:name="P24" style:family="paragraph" style:parent-style-name="Standard">
      <style:text-properties officeooo:rsid="0082691e" officeooo:paragraph-rsid="0082691e"/>
    </style:style>
    <style:style style:name="P25" style:family="paragraph" style:parent-style-name="Standard">
      <style:text-properties officeooo:paragraph-rsid="0003a82a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  <style:style style:name="T19" style:family="text">
      <style:text-properties officeooo:rsid="007f096e"/>
    </style:style>
    <style:style style:name="T20" style:family="text">
      <style:text-properties officeooo:rsid="00845cd3"/>
    </style:style>
    <style:style style:name="T21" style:family="text">
      <style:text-properties officeooo:rsid="0085ee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/>
      <text:p text:style-name="P4"><text:soft-page-break/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><text:a xlink:type="simple" xlink:href="https://elinux.org/ELC_2021_Presentations" text:style-name="Internet_20_link" text:visited-style-name="Visited_20_Internet_20_Link">https://elinux.org/ELC_2021_Presentations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0">$ ls /dev <text:s text:c="4"/>// list the devices<text:line-break/><text:span text:style-name="T18">$ ls -al /dev/tty*</text:span></text:p>
      <text:p text:style-name="P21">$ ls -al /dev</text:p>
      <text:p text:style-name="P22">$ sudo chmod 666 /dev/dummydriver <text:s text:c="12"/>// <text:span text:style-name="T21">give access</text:span></text:p>
      <text:p text:style-name="P23">$ echo “This is a test ” &gt; /<text:span text:style-name="T19">dev/dummydriver <text:s text:c="2"/>// </text:span><text:span text:style-name="T20">write to dummy driver</text:span></text:p>
      <text:p text:style-name="P24">$ head -n 1 /<text:span text:style-name="T19">dev/dummydriv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29T17:47:19.578408896</dc:date>
    <meta:editing-duration>PT11H52M40S</meta:editing-duration>
    <meta:editing-cycles>61</meta:editing-cycles>
    <meta:document-statistic meta:table-count="0" meta:image-count="0" meta:object-count="0" meta:page-count="2" meta:paragraph-count="52" meta:word-count="227" meta:character-count="2719" meta:non-whitespace-character-count="2437"/>
  </office:meta>
</office:document-meta>
</file>